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53cf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trodução ao Git</text:h>
      <text:list text:style-name="L1">
        <text:list-item>
          <text:p text:style-name="P1"><text:span text:style-name="Strong_20_Emphasis">Boas-vindas e Introdução ao Curso</text:span></text:p>
          <text:list>
            <text:list-item>
              <text:p text:style-name="P2">Apresentação do instrutor</text:p>
            </text:list-item>
            <text:list-item>
              <text:p text:style-name="P2">Visão geral do curso</text:p>
            </text:list-item>
            <text:list-item>
              <text:p text:style-name="P2">Importância do controle de versão</text:p>
            </text:list-item>
          </text:list>
        </text:list-item>
        <text:list-item>
          <text:p text:style-name="P1"><text:span text:style-name="Strong_20_Emphasis">Fundamentos do Git</text:span></text:p>
          <text:list>
            <text:list-item>
              <text:p text:style-name="P2">O que é Git?</text:p>
            </text:list-item>
            <text:list-item>
              <text:p text:style-name="P2">Histórico e benefícios do uso de Git</text:p>
            </text:list-item>
            <text:list-item>
              <text:p text:style-name="P2">Instalação do Git (Windows, Mac, Linux)</text:p>
            </text:list-item>
            <text:list-item>
              <text:p text:style-name="P2">Configuração inicial (usuário, e-mail, editores padrão)</text:p>
            </text:list-item>
          </text:list>
        </text:list-item>
        <text:list-item>
          <text:p text:style-name="P1"><text:span text:style-name="Strong_20_Emphasis">Comandos Básicos do Git</text:span></text:p>
          <text:list>
            <text:list-item>
              <text:p text:style-name="P2">Inicializar um repositório (<text:span text:style-name="Source_20_Text">git init</text:span>)</text:p>
            </text:list-item>
            <text:list-item>
              <text:p text:style-name="P2">Adicionar arquivos ao repositório (<text:span text:style-name="Source_20_Text">git add</text:span>)</text:p>
            </text:list-item>
            <text:list-item>
              <text:p text:style-name="P2">Confirmar mudanças (<text:span text:style-name="Source_20_Text">git commit</text:span>)</text:p>
            </text:list-item>
            <text:list-item>
              <text:p text:style-name="P2">Visualizar o histórico de commits (<text:span text:style-name="Source_20_Text">git log</text:span>)</text:p>
            </text:list-item>
          </text:list>
        </text:list-item>
        <text:list-item>
          <text:p text:style-name="P1"><text:span text:style-name="Strong_20_Emphasis">Trabalhando com Repositórios Remotos</text:span></text:p>
          <text:list>
            <text:list-item>
              <text:p text:style-name="P2">Conectar a um repositório remoto (<text:span text:style-name="Source_20_Text">git remote</text:span>)</text:p>
            </text:list-item>
            <text:list-item>
              <text:p text:style-name="P2">Enviar mudanças para um repositório remoto (<text:span text:style-name="Source_20_Text">git push</text:span>)</text:p>
            </text:list-item>
            <text:list-item>
              <text:p text:style-name="P2">Obter mudanças de um repositório remoto (<text:span text:style-name="Source_20_Text">git pull</text:span>, <text:span text:style-name="Source_20_Text">git fetch</text:span>)</text:p>
            </text:list-item>
          </text:list>
        </text:list-item>
        <text:list-item>
          <text:p text:style-name="P1"><text:span text:style-name="Strong_20_Emphasis">Branching e Merging</text:span></text:p>
          <text:list>
            <text:list-item>
              <text:p text:style-name="P2">Criar e mudar de branch (<text:span text:style-name="Source_20_Text">git branch</text:span>, <text:span text:style-name="Source_20_Text">git checkout</text:span>)</text:p>
            </text:list-item>
            <text:list-item>
              <text:p text:style-name="P2">Mesclar branches (<text:span text:style-name="Source_20_Text">git merge</text:span>)</text:p>
            </text:list-item>
            <text:list-item>
              <text:p text:style-name="P2">Resolução de conflitos</text:p>
            </text:list-item>
          </text:list>
        </text:list-item>
        <text:list-item>
          <text:p text:style-name="P1"><text:span text:style-name="Strong_20_Emphasis">Recursos Avançados do Git</text:span></text:p>
          <text:list>
            <text:list-item>
              <text:p text:style-name="P2">Rebasing (<text:span text:style-name="Source_20_Text">git rebase</text:span>)</text:p>
            </text:list-item>
            <text:list-item>
              <text:p text:style-name="P2">Stashing (<text:span text:style-name="Source_20_Text">git stash</text:span>)</text:p>
            </text:list-item>
            <text:list-item>
              <text:p text:style-name="P2">Cherry-picking (<text:span text:style-name="Source_20_Text">git cherry-pick</text:span>)</text:p>
            </text:list-item>
            <text:list-item>
              <text:p text:style-name="P1">Submódulos (<text:span text:style-name="Source_20_Text">git submodule</text:span>)</text:p>
            </text:list-item>
          </text:list>
        </text:list-item>
      </text:list>
      <text:h text:style-name="Heading_20_3" text:outline-level="3">2. Introdução ao GitHub</text:h>
      <text:list text:style-name="L2">
        <text:list-item>
          <text:p text:style-name="P3"><text:span text:style-name="Strong_20_Emphasis">Visão Geral do GitHub</text:span></text:p>
          <text:list>
            <text:list-item>
              <text:p text:style-name="P4">O que é GitHub?</text:p>
            </text:list-item>
            <text:list-item>
              <text:p text:style-name="P4">Diferença entre Git e GitHub</text:p>
            </text:list-item>
          </text:list>
        </text:list-item>
        <text:list-item>
          <text:p text:style-name="P3"><text:span text:style-name="Strong_20_Emphasis">Configuração do GitHub</text:span></text:p>
          <text:list>
            <text:list-item>
              <text:p text:style-name="P4">Criar uma conta no GitHub</text:p>
            </text:list-item>
            <text:list-item>
              <text:p text:style-name="P4">Configurar SSH e autenticação</text:p>
            </text:list-item>
            <text:list-item>
              <text:p text:style-name="P4">Criar um repositório no GitHub</text:p>
            </text:list-item>
          </text:list>
        </text:list-item>
        <text:list-item>
          <text:p text:style-name="P3"><text:span text:style-name="Strong_20_Emphasis">Trabalhando com Repositórios no GitHub</text:span></text:p>
          <text:list>
            <text:list-item>
              <text:p text:style-name="P4">Clonar repositórios</text:p>
            </text:list-item>
            <text:list-item>
              <text:p text:style-name="P4">Realizar commits e push para o GitHub</text:p>
            </text:list-item>
            <text:list-item>
              <text:p text:style-name="P4"><text:soft-page-break/>Abrir e revisar pull requests</text:p>
            </text:list-item>
            <text:list-item>
              <text:p text:style-name="P4">Issues e project management no GitHub</text:p>
            </text:list-item>
          </text:list>
        </text:list-item>
        <text:list-item>
          <text:p text:style-name="P3"><text:span text:style-name="Strong_20_Emphasis">Colaboração no GitHub</text:span></text:p>
          <text:list>
            <text:list-item>
              <text:p text:style-name="P4">Forks e pull requests</text:p>
            </text:list-item>
            <text:list-item>
              <text:p text:style-name="P4">Revisão de código e aprovação de mudanças</text:p>
            </text:list-item>
            <text:list-item>
              <text:p text:style-name="P4">Ações do GitHub (GitHub Actions)</text:p>
            </text:list-item>
          </text:list>
        </text:list-item>
        <text:list-item>
          <text:p text:style-name="P3"><text:span text:style-name="Strong_20_Emphasis">Recursos Avançados do GitHub</text:span></text:p>
          <text:list>
            <text:list-item>
              <text:p text:style-name="P4">GitHub Pages</text:p>
            </text:list-item>
            <text:list-item>
              <text:p text:style-name="P4">GitHub Packages</text:p>
            </text:list-item>
            <text:list-item>
              <text:p text:style-name="P3">Segurança e gerenciamento de permissões</text:p>
            </text:list-item>
          </text:list>
        </text:list-item>
      </text:list>
      <text:h text:style-name="Heading_20_3" text:outline-level="3">3. Introdução ao Azure Repos</text:h>
      <text:list text:style-name="L3">
        <text:list-item>
          <text:p text:style-name="P5"><text:span text:style-name="Strong_20_Emphasis">Visão Geral do Azure Repos</text:span></text:p>
          <text:list>
            <text:list-item>
              <text:p text:style-name="P6">O que é Azure Repos?</text:p>
            </text:list-item>
            <text:list-item>
              <text:p text:style-name="P6">Integração com outras ferramentas do Azure DevOps</text:p>
            </text:list-item>
          </text:list>
        </text:list-item>
        <text:list-item>
          <text:p text:style-name="P5"><text:span text:style-name="Strong_20_Emphasis">Configuração do Azure Repos</text:span></text:p>
          <text:list>
            <text:list-item>
              <text:p text:style-name="P6">Criar uma conta no Azure DevOps</text:p>
            </text:list-item>
            <text:list-item>
              <text:p text:style-name="P6">Criar e configurar um repositório no Azure Repos</text:p>
            </text:list-item>
          </text:list>
        </text:list-item>
        <text:list-item>
          <text:p text:style-name="P5"><text:span text:style-name="Strong_20_Emphasis">Trabalhando com Repositórios no Azure Repos</text:span></text:p>
          <text:list>
            <text:list-item>
              <text:p text:style-name="P6">Clonar repositórios</text:p>
            </text:list-item>
            <text:list-item>
              <text:p text:style-name="P6">Realizar commits e push para o Azure Repos</text:p>
            </text:list-item>
            <text:list-item>
              <text:p text:style-name="P6">Abrir e revisar pull requests no Azure Repos</text:p>
            </text:list-item>
          </text:list>
        </text:list-item>
        <text:list-item>
          <text:p text:style-name="P5"><text:span text:style-name="Strong_20_Emphasis">Colaboração no Azure Repos</text:span></text:p>
          <text:list>
            <text:list-item>
              <text:p text:style-name="P6">Políticas de branch</text:p>
            </text:list-item>
            <text:list-item>
              <text:p text:style-name="P6">Revisão de código e pull requests</text:p>
            </text:list-item>
            <text:list-item>
              <text:p text:style-name="P6">Integração contínua e pipelines (CI/CD) com Azure Pipelines</text:p>
            </text:list-item>
          </text:list>
        </text:list-item>
        <text:list-item>
          <text:p text:style-name="P5"><text:span text:style-name="Strong_20_Emphasis">Recursos Avançados do Azure Repos</text:span></text:p>
          <text:list>
            <text:list-item>
              <text:p text:style-name="P6">Uso de Work Items e Boards</text:p>
            </text:list-item>
            <text:list-item>
              <text:p text:style-name="P6">Segurança e permissões</text:p>
            </text:list-item>
            <text:list-item>
              <text:p text:style-name="P5">Monitoramento e relatórios</text:p>
            </text:list-item>
          </text:list>
        </text:list-item>
      </text:list>
      <text:h text:style-name="Heading_20_3" text:outline-level="3">4. Encerramento</text:h>
      <text:list text:style-name="L4">
        <text:list-item>
          <text:p text:style-name="P7"><text:span text:style-name="Strong_20_Emphasis">Resumo do Curso</text:span></text:p>
          <text:list>
            <text:list-item>
              <text:p text:style-name="P8">Revisão dos principais tópicos abordados</text:p>
            </text:list-item>
          </text:list>
        </text:list-item>
        <text:list-item>
          <text:p text:style-name="P7"><text:span text:style-name="Strong_20_Emphasis">Próximos Passos</text:span></text:p>
          <text:list>
            <text:list-item>
              <text:p text:style-name="P8">Recursos adicionais e leituras recomendadas</text:p>
            </text:list-item>
            <text:list-item>
              <text:p text:style-name="P8">Como continuar aprendendo e melhorando</text:p>
            </text:list-item>
          </text:list>
        </text:list-item>
        <text:list-item>
          <text:p text:style-name="P7"><text:span text:style-name="Strong_20_Emphasis">Conclusão</text:span></text:p>
          <text:list>
            <text:list-item>
              <text:p text:style-name="P8">Agradecimentos</text:p>
            </text:list-item>
            <text:list-item>
              <text:p text:style-name="P7">Convite para feedback e avaliação do curso</text:p>
            </text:list-item>
          </text:list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13:37:10.776000000</meta:creation-date>
    <dc:date>2024-07-21T13:49:56.061000000</dc:date>
    <meta:editing-duration>PT12M46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3" meta:paragraph-count="77" meta:word-count="434" meta:character-count="2412" meta:non-whitespace-character-count="2128"/>
  </office:meta>
</office:document-meta>
</file>